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6000001ECC2BB6CEC.png" manifest:media-type="image/png"/>
  <manifest:file-entry manifest:full-path="Pictures/100000000000044600000311CB08B067.jpg" manifest:media-type="image/jpeg"/>
  <manifest:file-entry manifest:full-path="Pictures/10000000000001BF0000013079714926.png" manifest:media-type="image/png"/>
  <manifest:file-entry manifest:full-path="Pictures/10000000000003020000023D186EFE72.png" manifest:media-type="image/png"/>
  <manifest:file-entry manifest:full-path="Pictures/10000000000002CF000001F347CF5A75.png" manifest:media-type="image/png"/>
  <manifest:file-entry manifest:full-path="Pictures/10000000000002D4000001F9588545BE.png" manifest:media-type="image/png"/>
  <manifest:file-entry manifest:full-path="Pictures/10000000000002D4000001F96710B720.png" manifest:media-type="image/png"/>
  <manifest:file-entry manifest:full-path="Pictures/10000000000000C80000005A4B6E8D5E.png" manifest:media-type="image/png"/>
  <manifest:file-entry manifest:full-path="Pictures/10000000000002D4000001F9BF2F454F.png" manifest:media-type="image/png"/>
  <manifest:file-entry manifest:full-path="Pictures/10000000000000C80000005AF9F9CAEE.png" manifest:media-type="image/png"/>
  <manifest:file-entry manifest:full-path="Pictures/10000000000000C8000000AA9BBB160C.png" manifest:media-type="image/png"/>
  <manifest:file-entry manifest:full-path="Pictures/10000000000000C800000058B40348A3.png" manifest:media-type="image/png"/>
  <manifest:file-entry manifest:full-path="Pictures/10000000000000C80000004327717E78.png" manifest:media-type="image/png"/>
  <manifest:file-entry manifest:full-path="Pictures/1000000000000400000002E67142E870.png" manifest:media-type="image/png"/>
  <manifest:file-entry manifest:full-path="Pictures/10000000000000C8000000B45FAE5E54.png" manifest:media-type="image/png"/>
  <manifest:file-entry manifest:full-path="Pictures/10000000000001300000015F211EFE46.png" manifest:media-type="image/png"/>
  <manifest:file-entry manifest:full-path="Pictures/10000000000001BF000001BB84B6D1DE.png" manifest:media-type="image/png"/>
  <manifest:file-entry manifest:full-path="Pictures/10000000000000C80000004CC109BD01.png" manifest:media-type="image/png"/>
  <manifest:file-entry manifest:full-path="Pictures/10000000000002D1000001F3DAE8E5DF.png" manifest:media-type="image/png"/>
  <manifest:file-entry manifest:full-path="Pictures/1000000000000080000000805EF50A5D.png" manifest:media-type="image/png"/>
  <manifest:file-entry manifest:full-path="Pictures/10000000000000C80000004E67AC532C.png" manifest:media-type="image/png"/>
  <manifest:file-entry manifest:full-path="Pictures/10000000000003180000020716F43A81.png" manifest:media-type="image/png"/>
  <manifest:file-entry manifest:full-path="Pictures/10000000000001BF000001BBE9BB18AF.png" manifest:media-type="image/png"/>
  <manifest:file-entry manifest:full-path="Pictures/10000000000000C8000000758801C767.png" manifest:media-type="image/png"/>
  <manifest:file-entry manifest:full-path="Pictures/10000000000000C80000004BFCB2825C.png" manifest:media-type="image/png"/>
  <manifest:file-entry manifest:full-path="Pictures/10000000000000C8000000459EA77110.png" manifest:media-type="image/png"/>
  <manifest:file-entry manifest:full-path="Pictures/10000000000000C8000000409CC41427.png" manifest:media-type="image/png"/>
  <manifest:file-entry manifest:full-path="Pictures/10000000000000C800000050EDFAF99C.png" manifest:media-type="image/png"/>
  <manifest:file-entry manifest:full-path="Pictures/10000000000000C800000042A5EA14B5.png" manifest:media-type="image/png"/>
  <manifest:file-entry manifest:full-path="Pictures/10000000000000C800000025C7F3F538.png" manifest:media-type="image/png"/>
  <manifest:file-entry manifest:full-path="Pictures/10000000000000C80000005242306685.png" manifest:media-type="image/png"/>
  <manifest:file-entry manifest:full-path="Pictures/10000000000000C80000007B46225DB5.png" manifest:media-type="image/png"/>
  <manifest:file-entry manifest:full-path="Pictures/10000000000001F40000013CE0F80035.png" manifest:media-type="image/png"/>
  <manifest:file-entry manifest:full-path="Pictures/10000000000002D4000001F9B2B64838.png" manifest:media-type="image/png"/>
  <manifest:file-entry manifest:full-path="Pictures/10000000000000C800000059B34742E5.png" manifest:media-type="image/png"/>
  <manifest:file-entry manifest:full-path="Pictures/10000000000000C80000008AF7458D1B.png" manifest:media-type="image/png"/>
  <manifest:file-entry manifest:full-path="Pictures/10000000000000C800000072E921275A.png" manifest:media-type="image/png"/>
  <manifest:file-entry manifest:full-path="Pictures/1000000000000130000000B288FB971D.png" manifest:media-type="image/png"/>
  <manifest:file-entry manifest:full-path="Pictures/10000000000002D4000001F9AE1214BE.png" manifest:media-type="image/png"/>
  <manifest:file-entry manifest:full-path="Pictures/10000000000000C80000005A68647D99.png" manifest:media-type="image/png"/>
  <manifest:file-entry manifest:full-path="Pictures/10000000000001BF000001BBE0BF77F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A1" style:family="table-cell">
      <style:table-cell-properties fo:padding="0cm" fo:border="none"/>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end-env-p">
      <style:paragraph-properties fo:break-before="page"/>
      <style:text-properties fo:language="it" fo:country="IT"/>
    </style:style>
    <style:style style:name="P12" style:family="paragraph" style:parent-style-name="Text_20_body">
      <style:text-properties officeooo:paragraph-rsid="00093935"/>
    </style:style>
    <style:style style:name="P13" style:family="paragraph" style:parent-style-name="Text_20_body">
      <style:text-properties officeooo:paragraph-rsid="00098b61"/>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center" style:justify-single-word="false"/>
      <style:text-properties fo:language="it" fo:country="IT"/>
    </style:style>
    <style:style style:name="P16" style:family="paragraph" style:parent-style-name="Text_20_body">
      <style:paragraph-properties fo:text-align="center" style:justify-single-word="false"/>
      <style:text-properties fo:language="it" fo:country="IT" officeooo:paragraph-rsid="000ac567"/>
    </style:style>
    <style:style style:name="P17" style:family="paragraph" style:parent-style-name="Title">
      <style:text-properties officeooo:rsid="000c86ca" officeooo:paragraph-rsid="000c86ca"/>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4">
      <style:text-properties officeooo:paragraph-rsid="00098b61"/>
    </style:style>
    <style:style style:name="P22" style:family="paragraph" style:parent-style-name="Text_20_body" style:list-style-name="L5">
      <style:text-properties officeooo:paragraph-rsid="00098b61"/>
    </style:style>
    <style:style style:name="P23" style:family="paragraph" style:parent-style-name="Text_20_body" style:list-style-name="L6">
      <style:text-properties officeooo:paragraph-rsid="00098b61"/>
    </style:style>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text-properties officeooo:paragraph-rsid="00098b61"/>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3">
      <style:text-properties officeooo:paragraph-rsid="00098b61"/>
    </style:style>
    <style:style style:name="P31" style:family="paragraph" style:parent-style-name="Inside-itemize">
      <style:text-properties fo:language="it" fo:country="IT"/>
    </style:style>
    <style:style style:name="P32" style:family="paragraph" style:parent-style-name="Heading_20_1">
      <style:text-properties fo:language="it" fo:country="IT"/>
    </style:style>
    <style:style style:name="P33" style:family="paragraph" style:parent-style-name="Heading_20_1">
      <style:text-properties officeooo:paragraph-rsid="0007b4af"/>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fo:language="it" fo:country="IT"/>
    </style:style>
    <style:style style:name="P36" style:family="paragraph" style:parent-style-name="Heading_20_2">
      <style:text-properties fo:language="it" fo:country="IT"/>
    </style:style>
    <style:style style:name="P37" style:family="paragraph" style:parent-style-name="Preformatted_20_Text" style:list-style-name="list"/>
    <style:style style:name="T1" style:family="text">
      <style:text-properties fo:language="it" fo:country="IT"/>
    </style:style>
    <style:style style:name="T2" style:family="text">
      <style:text-properties fo:language="it" fo:country="IT" officeooo:rsid="0002a8e6"/>
    </style:style>
    <style:style style:name="T3" style:family="text">
      <style:text-properties fo:language="it" fo:country="IT" officeooo:rsid="00075165"/>
    </style:style>
    <style:style style:name="T4" style:family="text">
      <style:text-properties fo:language="it" fo:country="IT" officeooo:rsid="000cd7e3"/>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officeooo:rsid="000ecc6d"/>
    </style:style>
    <style:style style:name="T7" style:family="text">
      <style:text-properties officeooo:rsid="000dd22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Title"/>
      <text:p text:style-name="Title"/>
      <text:p text:style-name="Title"/>
      <text:p text:style-name="Title"><text:span text:style-name="textbf"><text:span text:style-name="T1">R</text:span></text:span><text:span text:style-name="textbf"><text:span text:style-name="T2">s</text:span></text:span><text:span text:style-name="textbf"><text:span text:style-name="T1">ciTE</text:span></text:span></text:p>
      <text:p text:style-name="Title">Guida alle Caratteristiche</text:p>
      <text:p text:style-name="P16">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ext:span text:style-name="textbf"><text:span text:style-name="T1">Versione 3.5.</text:span></text:span><text:span text:style-name="textbf"><text:span text:style-name="T6">5</text:span></text:span><text:span text:style-name="textbf"><text:span text:style-name="T1">-5</text:span></text:span><text:span text:style-name="textbf"><text:span text:style-name="T6">5</text:span></text:span></text:p>
      <text:p text:style-name="P15">Un Editor di testo potente, semplice, veloce... </text:p>
      <text:p text:style-name="P15">Un insieme di strumenti per creare un facile ed efficace sistema di sviluppo... </text:p>
      <text:p text:style-name="P14"><text:a xlink:type="simple" xlink:href="http://www.redchar.net/" text:style-name="Internet_20_link" text:visited-style-name="Visited_20_Internet_20_Link"><text:span text:style-name="texttt"><text:span text:style-name="T1">http://www.redchar.net</text:span></text:span></text:a></text:p>
      <text:p text:style-name="P14"/>
      <text:h text:style-name="P35"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7142E870.png" xlink:type="simple" xlink:show="embed" xlink:actuate="onLoad"/></draw:frame> </text:p>
      <text:p text:style-name="Text_20_body"/>
      <text:h text:style-name="P32"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text:soft-page-break/>attualmente sono nell’ordine delle centinaia. </text:p>
      <text:p text:style-name="Text_20_body">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2"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2070462689004100714"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485616706817296401"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text:soft-page-break/>PureBasic, TADS3, Smalltalk, Rebol, Flagship, Clipper, XBase, FoxPro/Visual FoxPro, dBase, CSound, FreeBasic, Spice, Inno Setup, Opal, D, Cobol, Euphoria, GAP, PL/M, Progress, APDL, Magik, Abaqus, Ansys APDL, Asymptote, R, PowerShell, Nimrod, PowerPro, SML, Sorcus, Tal, Markdown, MySql, Mako, Txt2Tags, Structured Text language.</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2"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35" text:outline-level="1"><draw:frame draw:style-name="fr2" draw:name="1D__down_scite_doc_guida_a_rscite_lua.png" text:anchor-type="paragraph" svg:x="0cm" svg:y="0.526cm" svg:width="2.928cm" svg:height="2.928cm" draw:z-index="3"><draw:image xlink:href="Pictures/1000000000000080000000805EF50A5D.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2">Per chiarire meglio le potenzialità di LUA all’interno di SciTE, ecco un esempio tratto dalla distribuzione RSciTE che effettua l’ordinamento del file corrente :</text:p>
      <text:p text:style-name="Preformatted_20_Text"><text:span text:style-name="T1"><text:s/><text:line-break/></text:span><text:span text:style-name="T3">−−[[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2"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4"><draw:image xlink:href="Pictures/10000000000001BF000001BB84B6D1DE.png" xlink:type="simple" xlink:show="embed" xlink:actuate="onLoad"/></draw:frame></text:p>
      <text:p text:style-name="P12">RSciTE editando un file .php, con l’autocompletamento attivo </text:p>
      <text:p text:style-name="P9"><draw:frame draw:style-name="fr4" draw:name="3D__down_scite_doc_guida_a_rscite_rscite2.png" text:anchor-type="as-char" svg:width="10.301cm" svg:height="10.195cm" draw:z-index="5"><draw:image xlink:href="Pictures/10000000000001BF000001BBE0BF77F7.png" xlink:type="simple" xlink:show="embed" xlink:actuate="onLoad"/></draw:frame> </text:p>
      <text:p text:style-name="P6"/>
      <text:p text:style-name="P5"><text:soft-page-break/></text:p>
      <text:p text:style-name="P12">RSciTE editando un file .php, con l’aiuto sulla sintassi </text:p>
      <text:p text:style-name="P9"><draw:frame draw:style-name="fr4" draw:name="4D__down_scite_doc_guida_a_rscite_rscite1.png" text:anchor-type="as-char" svg:width="10.301cm" svg:height="10.195cm" draw:z-index="6"><draw:image xlink:href="Pictures/10000000000001BF000001BBE9BB18AF.png" xlink:type="simple" xlink:show="embed" xlink:actuate="onLoad"/></draw:frame> </text:p>
      <text:p text:style-name="P6"/>
      <text:p text:style-name="Text_20_body"/>
      <text:h text:style-name="P32"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2" text:outline-level="1">Funzionalità Avanzate in RSciTE</text:h>
      <text:p text:style-name="Text_20_body"><text:span text:style-name="T1">Ecco l’elenco delle modifiche e dei miglioramenti inseriti in </text:span><text:span text:style-name="textbf"><text:span text:style-name="T1">RsciTE :</text:span></text:span></text:p>
      <table:table table:name="Tabella2" table:style-name="Tabella2">
        <table:table-column table:style-name="Tabella2.A"/>
        <table:table-column table:style-name="Tabella2.B"/>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2">Funzionalità Aggiuntiva </text:p>
          </table:table-cell>
          <table:table-cell table:style-name="Tabella2.A1" office:value-type="string">
            <text:p text:style-name="P2">Esempio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7"><draw:image xlink:href="Pictures/10000000000000C800000072E921275A.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8"><draw:image xlink:href="Pictures/10000000000000C800000059B34742E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1" office:value-type="string">
            <text:p text:style-name="P1"><draw:frame draw:style-name="fr4" draw:name="7D__down_scite_doc_guida_a_rscite_sample-tag.png" text:anchor-type="as-char" svg:width="4.586cm" svg:height="4.128cm" draw:z-index="9"><draw:image xlink:href="Pictures/10000000000000C8000000B45FAE5E54.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1" office:value-type="string">
            <text:p text:style-name="P1"><draw:frame draw:style-name="fr4" draw:name="8D__down_scite_doc_guida_a_rscite_sample-tidy.png" text:anchor-type="as-char" svg:width="4.586cm" svg:height="0.847cm" draw:z-index="10"><draw:image xlink:href="Pictures/10000000000000C800000025C7F3F53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9D__down_scite_doc_guida_a_rscite_sample-lisp.png" text:anchor-type="as-char" svg:width="4.586cm" svg:height="2.046cm" draw:z-index="11"><draw:image xlink:href="Pictures/10000000000000C80000005A68647D99.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1" office:value-type="string">
            <text:p text:style-name="P1"><draw:frame draw:style-name="fr4" draw:name="10D__down_scite_doc_guida_a_rscite_sample-lisp2.png" text:anchor-type="as-char" svg:width="4.586cm" svg:height="1.517cm" draw:z-index="12"><draw:image xlink:href="Pictures/10000000000000C800000042A5EA14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1D__down_scite_doc_guida_a_rscite_sample-dcl.png" text:anchor-type="as-char" svg:width="4.586cm" svg:height="1.834cm" draw:z-index="13"><draw:image xlink:href="Pictures/10000000000000C800000050EDFAF99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L</text:span></text:span><text:span text:style-name="T1"> utilizzato in questi software : <text:s text:c="2"/></text:span></text:p>
          </table:table-cell>
          <table:table-cell table:style-name="Tabella2.A1" office:value-type="string">
            <text:p text:style-name="P1"><draw:frame draw:style-name="fr4" draw:name="12D__down_scite_doc_guida_a_rscite_sample-dcl2.png" text:anchor-type="as-char" svg:width="4.586cm" svg:height="1.729cm" draw:z-index="14"><draw:image xlink:href="Pictures/10000000000000C80000004BFCB2825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1" office:value-type="string">
            <text:p text:style-name="P1"><draw:frame draw:style-name="fr4" draw:name="13D__down_scite_doc_guida_a_rscite_sample-html2.png" text:anchor-type="as-char" svg:width="4.586cm" svg:height="1.799cm" draw:z-index="15"><draw:image xlink:href="Pictures/10000000000000C80000004E67AC532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1" office:value-type="string">
            <text:p text:style-name="P1"><draw:frame draw:style-name="fr4" draw:name="14D__down_scite_doc_guida_a_rscite_sample-php.png" text:anchor-type="as-char" svg:width="4.586cm" svg:height="1.446cm" draw:z-index="16"><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ext:soft-page-break/>
        <table:table-row>
          <table:table-cell table:style-name="Tabella2.A1"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1" office:value-type="string">
            <text:p text:style-name="P1"><draw:frame draw:style-name="fr4" draw:name="15D__down_scite_doc_guida_a_rscite_sample-php2.png" text:anchor-type="as-char" svg:width="4.586cm" svg:height="1.729cm" draw:z-index="17"><draw:image xlink:href="Pictures/10000000000000C80000004CC109BD0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Aggiunto </text:span><text:span text:style-name="textbf"><text:span text:style-name="T1">riconoscimento file di PHP-GTK</text:span></text:span><text:span text:style-name="T1"> </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1" office:value-type="string">
            <text:p text:style-name="P1"><draw:frame draw:style-name="fr4" draw:name="16D__down_scite_doc_guida_a_rscite_sample-vb.png" text:anchor-type="as-char" svg:width="4.586cm" svg:height="1.87cm" draw:z-index="18"><draw:image xlink:href="Pictures/10000000000000C8000000524230668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1" office:value-type="string">
            <text:p text:style-name="P1"><draw:frame draw:style-name="fr4" draw:name="17D__down_scite_doc_guida_a_rscite_sample-vb2.png" text:anchor-type="as-char" svg:width="4.586cm" svg:height="2.011cm" draw:z-index="19"><draw:image xlink:href="Pictures/10000000000000C800000058B40348A3.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1" office:value-type="string">
            <text:p text:style-name="P1"><draw:frame draw:style-name="fr4" draw:name="18D__down_scite_doc_guida_a_rscite_sample-vb3.png" text:anchor-type="as-char" svg:width="4.586cm" svg:height="1.588cm" draw:z-index="20"><draw:image xlink:href="Pictures/10000000000000C8000000459EA77110.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1" office:value-type="string">
            <text:p text:style-name="P1"><draw:frame draw:style-name="fr4" draw:name="19D__down_scite_doc_guida_a_rscite_sample-ascii.png" text:anchor-type="as-char" svg:width="4.586cm" svg:height="3.916cm" draw:z-index="21"><draw:image xlink:href="Pictures/10000000000000C8000000AA9BBB160C.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Supporto abbreviazioni per i seguenti linguaggi : <text:s text:c="2"/></text:p>
          </table:table-cell>
          <table:table-cell table:style-name="Tabella2.A1" office:value-type="string">
            <text:p text:style-name="P1"><draw:frame draw:style-name="fr4" draw:name="20D__down_scite_doc_guida_a_rscite_sample-abbrev.png" text:anchor-type="as-char" svg:width="4.586cm" svg:height="2.046cm" draw:z-index="22"><draw:image xlink:href="Pictures/10000000000000C80000005AF9F9CAEE.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1" office:value-type="string">
            <text:p text:style-name="P1"><draw:frame draw:style-name="fr4" draw:name="21D__down_scite_doc_guida_a_rscite_sample-lua.png" text:anchor-type="as-char" svg:width="4.586cm" svg:height="1.446cm" draw:z-index="23"><draw:image xlink:href="Pictures/10000000000000C8000000409CC41427.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to </text:span><text:span text:style-name="textbf"><text:span text:style-name="T1">manuale per linguaggio LUA</text:span></text:span><text:span text:style-name="T1"> </text:span></text:p>
          </table:table-cell>
          <table:table-cell table:style-name="Tabella2.A1" office:value-type="string">
            <text:p text:style-name="P1"><draw:frame draw:style-name="fr4" draw:name="22D__down_scite_doc_guida_a_rscite_sample-luaman.png" text:anchor-type="as-char" svg:width="4.586cm" svg:height="2.046cm" draw:z-index="24"><draw:image xlink:href="Pictures/10000000000000C80000005A4B6E8D5E.png" xlink:type="simple" xlink:show="embed" xlink:actuate="onLoad"/></draw:frame> </text:p>
          </table:table-cell>
        </table:table-row>
        <table:table-row>
          <table:table-cell table:style-name="Tabella2.A1" office:value-type="string">
            <text:p text:style-name="P1"/>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1" office:value-type="string">
            <text:p text:style-name="P1"><draw:frame draw:style-name="fr4" draw:name="23D__down_scite_doc_guida_a_rscite_sample-frhed.png" text:anchor-type="as-char" svg:width="4.586cm" svg:height="2.822cm" draw:z-index="25"><draw:image xlink:href="Pictures/10000000000000C80000007B46225DB5.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4" draw:name="24D__down_scite_doc_guida_a_rscite_sample-kdiff.png" text:anchor-type="as-char" svg:width="4.586cm" svg:height="2.681cm" draw:z-index="26"><draw:image xlink:href="Pictures/10000000000000C8000000758801C767.png" xlink:type="simple" xlink:show="embed" xlink:actuate="onLoad"/></draw:frame> </text:p>
          </table:table-cell>
        </table:table-row>
        <table:table-row>
          <table:table-cell table:style-name="Tabella2.A1" office:value-type="string">
            <text:p text:style-name="P4"><draw:frame draw:style-name="fr4" draw:name="Immagine1" text:anchor-type="as-char" svg:width="18.274cm" svg:height="11.959cm" draw:z-index="27"><draw:image xlink:href="Pictures/10000000000003180000020716F43A81.png" xlink:type="simple" xlink:show="embed" xlink:actuate="onLoad"/></draw:frame></text:p>
          </table:table-cell>
          <table:table-cell table:style-name="Tabella2.A1" office:value-type="string">
            <text:p text:style-name="P4"/>
          </table:table-cell>
        </table:table-row>
        <text:soft-page-break/>
        <table:table-row>
          <table:table-cell table:style-name="Tabella2.A1"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1" office:value-type="string">
            <text:p text:style-name="P1"><draw:frame draw:style-name="fr5" draw:name="25D__down_scite_doc_guida_a_rscite_sample-winmerge.png" text:anchor-type="as-char" svg:width="7.962cm" svg:height="5.211cm" draw:z-index="28"><draw:image xlink:href="Pictures/10000000000003180000020716F43A81.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1" office:value-type="string">
            <text:p text:style-name="P1"><draw:frame draw:style-name="fr4" draw:name="26D__down_scite_doc_guida_a_rscite_sample-context.png" text:anchor-type="as-char" svg:width="4.586cm" svg:height="1.517cm" draw:z-index="29"><draw:image xlink:href="Pictures/10000000000000C80000004327717E78.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Procedura di installazione</text:span></text:span><text:span text:style-name="T1">, in lingua italiana, per i sistemi Windows (XP / Vista / 7 / 8 o successivi), con possibilità di personalizzazione delle funzionalità da attivare. </text:span></text:p>
          </table:table-cell>
          <table:table-cell table:style-name="Tabella2.A1" office:value-type="string">
            <text:p text:style-name="P1"><draw:frame draw:style-name="fr4" draw:name="27D__down_scite_doc_guida_a_rscite_sample-setup.png" text:anchor-type="as-char" svg:width="4.586cm" svg:height="3.175cm" draw:z-index="30"><draw:image xlink:href="Pictures/10000000000000C80000008AF7458D1B.png" xlink:type="simple" xlink:show="embed" xlink:actuate="onLoad"/></draw:frame> </text:p>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4">File LISP : Esegui in CAD. </text:span></text:span><text:span text:style-name="textbf"><text:span text:style-name="T5">Nei file LSP (Lisp) è possibile utilizzare il tasto F5 per caricare il file corrente nel CAD </text:span></text:span><text:span text:style-name="T1"><text:s/></text:span><text:span text:style-name="T4">aperto al momento.</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Menu Contestua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terprete Diretto Espressioni Lu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titore Testo-&gt;Abbreviazione/Templa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Elenco TODO</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Finestre Multipl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Apertura Gestione Risors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Trasparenza finestra di SciT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ppunti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Gestore Avanzato Segnalibri/Bookmarks</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Ricerca Contestuale Online (CTRL+F1)</text:span></text:span><text:span text:style-name="T1"> <text:s text:c="3"/></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Trova/Sostituisci su file multipl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Inserimento BOM per file con codifica Unicode</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Conversione valori decimali-esadecimali-binari</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Non siamo mica qui... </text:span></text:span><text:span text:style-name="T1"><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Standard"><text:span text:style-name="textbf"><text:span text:style-name="T1">Disegna/Calcola espressione matematica</text:span></text:span><text:span text:style-name="T1"> <text:s/></text:span></text:p>
          </table:table-cell>
          <table:table-cell table:style-name="Tabella2.A1" office:value-type="string">
            <text:p text:style-name="P1"/>
          </table:table-cell>
        </table:table-row>
        <table:table-row>
          <table:table-cell table:style-name="Tabella2.A1" office:value-type="string">
            <text:p text:style-name="P4"/>
          </table:table-cell>
          <table:table-cell table:style-name="Tabella2.A1" office:value-type="string">
            <text:p text:style-name="P4"/>
          </table:table-cell>
        </table:table-row>
        <table:table-row>
          <table:table-cell table:style-name="Tabella2.A1" office:value-type="string">
            <text:p text:style-name="P1">Oltre a quanto riportato in questo elenco, sono presenti molte modifiche, secondarie, alle impostazioni di base (es.: margini, numeri linea ecc..). </text:p>
          </table:table-cell>
          <table:table-cell table:style-name="Tabella2.A1" office:value-type="string">
            <text:p text:style-name="P1"/>
          </table:table-cell>
        </table:table-row>
      </table:table>
      <text:p text:style-name="Text_20_body"/>
      <text:h text:style-name="P32"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text:soft-page-break/>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1"><draw:image xlink:href="Pictures/10000000000001300000015F211EFE46.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draw:frame draw:style-name="fr4" draw:name="29D__down_scite_doc_guida_a_rscite_f12-2.png" text:anchor-type="as-char" svg:width="6.985cm" svg:height="4.092cm" draw:z-index="2"><draw:image xlink:href="Pictures/1000000000000130000000B288FB971D.png" xlink:type="simple" xlink:show="embed" xlink:actuate="onLoad"/></draw:frame> </text:p>
      <text:p text:style-name="P6"/>
      <text:p text:style-name="P11"/>
      <text:h text:style-name="Heading_20_2" text:outline-level="2">Cosa contiene F12 </text:h>
      <text:list xml:id="list4188218899901431212"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oft-page-break/><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text:span><text:soft-page-break/><text:span text:style-name="T1">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text:span><text:soft-page-break/><text:span text:style-name="T1">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text:span><text:soft-page-break/><text:span text:style-name="T1">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4"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0"><draw:image xlink:href="Pictures/10000000000002D4000001F96710B720.png" xlink:type="simple" xlink:show="embed" xlink:actuate="onLoad"/></draw:frame> </text:p>
      <text:p text:style-name="P6"/>
      <text:p text:style-name="P13">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0"><draw:image xlink:href="Pictures/10000000000002D4000001F9BF2F454F.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0"><draw:image xlink:href="Pictures/10000000000002D1000001F3DAE8E5DF.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0"><draw:image xlink:href="Pictures/10000000000002D4000001F9B2B64838.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0"><draw:image xlink:href="Pictures/10000000000002D4000001F9588545B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0"><draw:image xlink:href="Pictures/10000000000002CF000001F347CF5A75.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0"><draw:image xlink:href="Pictures/10000000000002D4000001F9AE1214BE.png" xlink:type="simple" xlink:show="embed" xlink:actuate="onLoad"/></draw:frame> </text:p>
      <text:h text:style-name="P33"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5851360884537989033"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1">Confronta e permette la fusione fra due o tre sorgenti di testo come file o intere cartelle; </text:p>
        </text:list-item>
        <text:list-item>
          <text:p text:style-name="P31">Consente la visualizzazione delle differenze in modalità linea o carattere; </text:p>
        </text:list-item>
        <text:list-item>
          <text:p text:style-name="P31">Permette la fusione semplificata dei file attraverso l’uso di funzioni automatiche; </text:p>
        </text:list-item>
        <text:list-item>
          <text:p text:style-name="P31">Dispone di un facile editore per la l’unione dei file e la risoluzione dei conflitti che possono insorgere; </text:p>
        </text:list-item>
        <text:list-item>
          <text:p text:style-name="P31">Consente l’utilizzo delle connessioni di rete attraverso l’uso di KIO; </text:p>
        </text:list-item>
        <text:list-item>
          <text:p text:style-name="P31">Consente di evidenziare o nascondere le modifiche apportate da spazi bianchi o commenti; </text:p>
        </text:list-item>
        <text:list-item>
          <text:p text:style-name="P31">Supporto per codifica Unicode, UTF-8 e altre...; </text:p>
        </text:list-item>
        <text:list-item>
          <text:p text:style-name="P31">Consente la stampa delle differenze; </text:p>
        </text:list-item>
        <text:list-item>
          <text:p text:style-name="P31">Supporto per "version control keyword and history"; </text:p>
        </text:list-item>
        <text:list-item>
          <text:p text:style-name="P31"><text:soft-page-break/>Manuale in formato HTML.</text:p>
        </text:list-item>
      </text:list>
      <text:p text:style-name="P5"/>
      <text:p text:style-name="P7"><draw:frame draw:style-name="fr4" draw:name="37D__down_scite_doc_guida_a_rscite_kdiff3.png" text:anchor-type="as-char" svg:width="17.78cm" svg:height="13.229cm" draw:z-index="0"><draw:image xlink:href="Pictures/10000000000003020000023D186EFE72.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5099001517268620572" text:style-name="L4">
        <text:list-item>
          <text:p text:style-name="P21">Supporto per Microsoft Windows 98/ME/2000/XP/2003/Vista/2008/7.</text:p>
        </text:list-item>
        <text:list-item>
          <text:p text:style-name="P21">Supporto per file in formato Windows, Unix e Mac.</text:p>
        </text:list-item>
        <text:list-item>
          <text:p text:style-name="P21">Supporto per codifica Unicode, UTF-8 e altre...</text:p>
        </text:list-item>
        <text:list-item>
          <text:p text:style-name="P21">Interfaccia a sezioni (Tab).</text:p>
        </text:list-item>
        <text:list-item>
          <text:p text:style-name="P21">Modalità visuale per confronto e unione.</text:p>
        </text:list-item>
        <text:list-item>
          <text:p text:style-name="P21"><text:soft-page-break/>Editor flessibile con evidenziazione della sintassi, numeri di linea e ritorno a capo.</text:p>
        </text:list-item>
        <text:list-item>
          <text:p text:style-name="P21">Visualizzazione delle differenze in due pannelli verticali con modalità di unione subito attiva.</text:p>
        </text:list-item>
        <text:list-item>
          <text:p text:style-name="P21">Riconoscimento linee spostate.</text:p>
        </text:list-item>
        <text:list-item>
          <text:p text:style-name="P21">Confronto cartelle con supporto per espressioni regolari.</text:p>
        </text:list-item>
        <text:list-item>
          <text:p text:style-name="P21">Confronto cartelle con dimensioni e date.</text:p>
        </text:list-item>
        <text:list-item>
          <text:p text:style-name="P21">Supporto per il confronto di sottocartelle.</text:p>
        </text:list-item>
        <text:list-item>
          <text:p text:style-name="P21">Supporto per il controllo delle versioni con modalità di risoluzione conflitti e applicazione patch.</text:p>
        </text:list-item>
        <text:list-item>
          <text:p text:style-name="P21">Supporto per gli archivi in formato 7-Zip.</text:p>
        </text:list-item>
        <text:list-item>
          <text:p text:style-name="P21">Supporto per Plugin aggiuntivi.</text:p>
        </text:list-item>
        <text:list-item>
          <text:p text:style-name="P21">Manuale online ed offline in formato HTML.</text:p>
        </text:list-item>
      </text:list>
      <text:p text:style-name="center"><text:span text:style-name="T1"><draw:frame draw:style-name="fr4" draw:name="38D__down_scite_doc_guida_a_rscite_winmerge.png" text:anchor-type="as-char" svg:width="18.274cm" svg:height="11.959cm" draw:z-index="0"><draw:image xlink:href="Pictures/10000000000003180000020716F43A8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0"><draw:image xlink:href="Pictures/10000000000001BF0000013079714926.png" xlink:type="simple" xlink:show="embed" xlink:actuate="onLoad"/></draw:frame> </text:p>
      <text:p text:style-name="P6"/>
      <text:p text:style-name="Text_20_body">Per comprendere meglio la potenza di FRhed, ecco in sintesi, le sue funzionalità salienti : </text:p>
      <text:list xml:id="list2693404951749825877" text:style-name="L5">
        <text:list-item>
          <text:p text:style-name="P22">Applicazione nativa 32 bit Windows con supporto ai file con nomi lunghi e dimensione file editabili limitata solo dalla quantità di memoria presente nel sistema.</text:p>
        </text:list-item>
        <text:list-item>
          <text:p text:style-name="P22">Dimensione programma ridotta (circa 100k) con caricamento istantaneo.</text:p>
        </text:list-item>
        <text:list-item>
          <text:p text:style-name="P22">Taglia, copia e incolla di valori binari.</text:p>
        </text:list-item>
        <text:list-item>
          <text:p text:style-name="P22">Sintassi per descrivere valori di tipo byte, word, longword, float and double binary.</text:p>
        </text:list-item>
        <text:list-item>
          <text:p text:style-name="P22">Inserimento diretto di valori esadecimali o di testo.</text:p>
        </text:list-item>
        <text:list-item>
          <text:p text:style-name="P22">Possibilità di confrontare due file.</text:p>
        </text:list-item>
        <text:list-item>
          <text:p text:style-name="P22">Trova/Sostituisci di qualsiasi combinazione di valori testuali o esadecimali.</text:p>
        </text:list-item>
        <text:list-item>
          <text:p text:style-name="P22">Manipolazione diretta dei bit.</text:p>
        </text:list-item>
        <text:list-item>
          <text:p text:style-name="P22">Esportazione hexdump.</text:p>
        </text:list-item>
        <text:list-item>
          <text:p text:style-name="P22">Impostazione automatica/manuale dei byte visualizzati.</text:p>
        </text:list-item>
        <text:list-item>
          <text:p text:style-name="P22">Possibilità di personalizzare la dimensione dei font, il set dei caratteri, i colori e lo sfondo.</text:p>
        </text:list-item>
        <text:list-item>
          <text:p text:style-name="P22">Supporto per formati binari Intel e Motorola.</text:p>
        </text:list-item>
        <text:list-item>
          <text:p text:style-name="P22">Comando per "Inviare a...".</text:p>
        </text:list-item>
        <text:list-item>
          <text:p text:style-name="P22">Supporto per segnalibri personalizzabili.</text:p>
        </text:list-item>
        <text:list-item>
          <text:p text:style-name="P22">Supporto per il caricamento parziale dei file.</text:p>
        </text:list-item>
        <text:list-item>
          <text:p text:style-name="P22">Drag &amp; Drop.</text:p>
        </text:list-item>
        <text:list-item>
          <text:p text:style-name="P22">Possibilità di applicare modelli a informazioni strutturate.</text:p>
        </text:list-item>
        <text:list-item>
          <text:p text:style-name="P22"><text:soft-page-break/>Accesso diretto ai settori dei dischi.</text:p>
        </text:list-item>
        <text:list-item>
          <text:p text:style-name="P22">Supporto alla Crittografia.</text:p>
        </text:list-item>
        <text:list-item>
          <text:p text:style-name="P22">Sorgenti disponibili e liberamente modificabili secondo la licenza GPL.</text:p>
        </text:list-item>
        <text:list-item>
          <text:p text:style-name="P22">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225852825341554100" text:style-name="list">
        <text:list-header>
          <text:p text:style-name="P37">&lt;h1&gt;Titolo <text:s/></text:p>
          <text:p text:style-name="P37">&lt;h2&gt;Sottotitolo&lt;/h2&gt; </text:p>
        </text:list-header>
        <text:list-item>
          <text:p text:style-name="P37"/>
        </text:list-item>
      </text:list>
      <text:p text:style-name="Text_20_body">viene corretto in : </text:p>
      <text:list xml:id="list174814673160355" text:style-name="list">
        <text:list-header>
          <text:p text:style-name="P37">&lt;h1&gt;Titolo&lt;h1&gt; <text:s/></text:p>
          <text:p text:style-name="P37">&lt;h2&gt;Sottotitolo&lt;/h2&gt; </text:p>
        </text:list-header>
        <text:list-item>
          <text:p text:style-name="P37"/>
        </text:list-item>
      </text:list>
      <text:p text:style-name="Text_20_body"><text:span text:style-name="textbf"><text:span text:style-name="T1">Correzione ordinamento TAG</text:span></text:span><text:span text:style-name="T1"> : </text:span></text:p>
      <text:list xml:id="list174814673170350" text:style-name="list">
        <text:list-header>
          <text:p text:style-name="P37">&lt;p&gt;Questo è un paragrafo &lt;b&gt;grassetto &lt;i&gt; <text:s/></text:p>
          <text:p text:style-name="P37">grassetto italico&lt;/b&gt; grassetto?&lt;/i&gt; normale? </text:p>
        </text:list-header>
        <text:list-item>
          <text:p text:style-name="P37"/>
        </text:list-item>
      </text:list>
      <text:p text:style-name="Text_20_body">viene corretto in : </text:p>
      <text:list xml:id="list174814673150258" text:style-name="list">
        <text:list-header>
          <text:p text:style-name="P37">&lt;p&gt;Questo è un paragrafo &lt;b&gt;grassetto &lt;i&gt; <text:s/></text:p>
          <text:p text:style-name="P37">grassetto italico&lt;/i&gt; grassetto?&lt;/b&gt; normale? </text:p>
        </text:list-header>
        <text:list-item>
          <text:p text:style-name="P37"/>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7">&lt;td&gt;&lt;img src="prova.gif"&gt;&lt;/td&gt; </text:p>
          <text:p text:style-name="P37">&lt;td&gt;&lt;img src="prova.gif"&gt;&lt;/td&gt; </text:p>
        </text:list-header>
        <text:list-item>
          <text:p text:style-name="P37"/>
        </text:list-item>
      </text:list>
      <text:p text:style-name="Text_20_body">viene trasformato in : </text:p>
      <text:list xml:id="list174814673173619" text:style-name="list">
        <text:list-header>
          <text:p text:style-name="P37">&lt;td&gt; &lt;img src="prova.gif"&gt; &lt;/td&gt; <text:s/></text:p>
          <text:p text:style-name="P37">&lt;td&gt; &lt;img src="prova.gif"&gt; &lt;/td&gt; </text:p>
        </text:list-header>
        <text:list-item>
          <text:p text:style-name="P37"/>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0"><draw:image xlink:href="Pictures/1000000000000256000001ECC2BB6CEC.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0"><draw:image xlink:href="Pictures/100000000000044600000311CB08B067.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6"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7"><text:soft-page-break/>command.go.$(file.patterns.php)= </text:p>
        </text:list-header>
        <text:list-item>
          <text:p text:style-name="P37"/>
        </text:list-item>
      </text:list>
      <text:p text:style-name="Text_20_body">Se, ad esempio, avessimo installato PHP-GTK (file php.exe) in c:\php-gtk2, dovremo scrivere : </text:p>
      <text:list xml:id="list174814689142843" text:style-name="list">
        <text:list-header>
          <text:p text:style-name="P37">command.go.$(file.patterns.php)=”C:/PHP-Gtk2/php.exe” -f “$(FilePath)” </text:p>
        </text:list-header>
        <text:list-item>
          <text:p text:style-name="P37"/>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2777737064576495362" text:style-name="L6">
        <text:list-item>
          <text:p text:style-name="P23">Posizionarsi nella cartella in cui è installato RSciTE (solitamente C:\Programmi\RScite).</text:p>
        </text:list-item>
        <text:list-item>
          <text:p text:style-name="P23">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0"><draw:image xlink:href="Pictures/10000000000001F40000013CE0F80035.png" xlink:type="simple" xlink:show="embed" xlink:actuate="onLoad"/></draw:frame> </text:p>
      <text:p text:style-name="P6"/>
      <text:p text:style-name="Text_20_body"><text:soft-page-break/>Ecco comparire l’aiuto relativo! </text:p>
      <text:h text:style-name="P36"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7">BRACKET: #000099 <text:s/></text:p>
          <text:p text:style-name="P37">COMMENT: #FF9900 <text:s/></text:p>
          <text:p text:style-name="P37">CONSTANT: #552200 <text:s/></text:p>
          <text:p text:style-name="P37">FUNCTION KEYWORDS: #0000FF <text:s/></text:p>
          <text:p text:style-name="P37">FUNCTIONS: #0000FF <text:s/></text:p>
          <text:p text:style-name="P37">IDENTIFIER: #000000 <text:s/></text:p>
          <text:p text:style-name="P37">NUMBER: #FF0000 <text:s/></text:p>
          <text:p text:style-name="P37">OPERATOR: #0000FF <text:s/></text:p>
          <text:p text:style-name="P37">RESERVED: #006600 <text:s/></text:p>
          <text:p text:style-name="P37">STRING: #CC0000 <text:s/></text:p>
          <text:p text:style-name="P37">TYPES: #009999 <text:s/></text:p>
          <text:p text:style-name="P37">VARIABLES: #0066FF <text:s/></text:p>
          <text:p text:style-name="P37">TAGS: #000099</text:p>
        </text:list-header>
        <text:list-item>
          <text:p text:style-name="P37"/>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7">style.hypertext.1 (Tags) <text:s/></text:p>
          <text:p text:style-name="P37">style.hypertext.34 (Testo Predefinito) <text:s/></text:p>
          <text:p text:style-name="P37">style.hypertext.35 (Testo Predefinito) <text:s/></text:p>
          <text:p text:style-name="P37">style.hypertext.118 (Identificatori) <text:s/></text:p>
          <text:p text:style-name="P37">style.hypertext.119 (Stringhe racchiuse tra doppi apici) <text:s/></text:p>
          <text:p text:style-name="P37">style.hypertext.120 (Stringhe racchiuse tra apici singoli) <text:s/></text:p>
          <text:p text:style-name="P37">style.hypertext.121 (Parole chiave) <text:s/></text:p>
          <text:p text:style-name="P37">style.hypertext.122 (Numeri) <text:s/></text:p>
          <text:p text:style-name="P37">style.hypertext.123 (Variabili) <text:s/></text:p>
          <text:p text:style-name="P37">style.hypertext.124 (Commenti) <text:s/></text:p>
          <text:p text:style-name="P37">style.hypertext.125 (Commenti a linea singola) <text:s/></text:p>
          <text:p text:style-name="P37">style.hypertext.126 (Variabili PHP presenti nelle stringhe) <text:s/></text:p>
          <text:p text:style-name="P37">style.hypertext.127 (Operatori)</text:p>
        </text:list-header>
        <text:list-item>
          <text:p text:style-name="P37"/>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7">style.hypertext.1=fore:#000099 <text:s/></text:p>
          <text:p text:style-name="P37">style.hypertext.34=fore:#FF0000 <text:s/></text:p>
          <text:p text:style-name="P37">style.hypertext.35=fore:#FF0000 <text:s/></text:p>
          <text:p text:style-name="P37">style.hypertext.118=fore:#000000 <text:s/></text:p>
          <text:p text:style-name="P37">style.hypertext.119=fore:#CC0000 <text:s/></text:p>
          <text:p text:style-name="P37">style.hypertext.120=fore:#CC0000 <text:s/></text:p>
          <text:p text:style-name="P37">style.hypertext.121=fore:#0000FF <text:s/></text:p>
          <text:p text:style-name="P37">style.hypertext.122=fore:#FF0000 <text:s/></text:p>
          <text:p text:style-name="P37"><text:soft-page-break/>style.hypertext.123=fore:#0066FF <text:s/></text:p>
          <text:p text:style-name="P37">style.hypertext.124=fore:#FF9900 <text:s/></text:p>
          <text:p text:style-name="P37">style.hypertext.125=fore:#FF9900 <text:s/></text:p>
          <text:p text:style-name="P37">style.hypertext.126=fore:#0066FF <text:s/></text:p>
          <text:p text:style-name="P37">style.hypertext.127=fore:#000099 </text:p>
        </text:list-header>
        <text:list-item>
          <text:p text:style-name="P37"/>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7">#########Definizione Colori per fondo nero########### </text:p>
          <text:p text:style-name="P37">#impostazioni generali <text:s/></text:p>
          <text:p text:style-name="P37">style.*.32=$(font.base),back:#000000,fore:#ffffff <text:s/></text:p>
          <text:p text:style-name="P37">style.*.33=back:000000,$(font.base) <text:s/></text:p>
          <text:p text:style-name="P37">style.*.37=fore:#939393 <text:s/></text:p>
          <text:p text:style-name="P37">caret.fore=#FFFFFF <text:s/></text:p>
          <text:p text:style-name="P37">selection.alpha=75 <text:s/></text:p>
          <text:p text:style-name="P37">selection.back=#FFFFFF <text:s/></text:p>
          <text:p text:style-name="P37">colour.keyword=fore:#649bff <text:s/></text:p>
          <text:p text:style-name="P37">colour.operator=fore:#727272 </text:p>
          <text:p text:style-name="P37">style.errorlist.32=$(font.small),back:#ffffff </text:p>
          <text:p text:style-name="P37">###Impostazioni linguaggio Lua### </text:p>
          <text:p text:style-name="P37">style.lua.32=$(font.code.base) <text:s/></text:p>
          <text:p text:style-name="P37">style.lua.13=$(style.lua.5) <text:s/></text:p>
          <text:p text:style-name="P37">style.lua.14=$(style.lua.5) <text:s/></text:p>
          <text:p text:style-name="P37">style.lua.15=$(style.lua.5) <text:s/></text:p>
          <text:p text:style-name="P37">style.lua.16=$(style.lua.5) <text:s/></text:p>
          <text:p text:style-name="P37">style.lua.17=$(style.lua.5) <text:s/></text:p>
          <text:p text:style-name="P37">style.lua.18=$(style.lua.5) <text:s/></text:p>
          <text:p text:style-name="P37">style.lua.19=$(style.lua.5) </text:p>
          <text:p text:style-name="P37"># Literal string <text:s/></text:p>
          <text:p text:style-name="P37">style.lua.8=$(colour.string),$(font.code.comment.box) <text:s/></text:p>
          <text:p text:style-name="P37"># Block comment (Lua 5.0) <text:s/></text:p>
          <text:p text:style-name="P37">style.lua.1=$(colour.code.comment.box),$(font.code.comment.box),eolfilled <text:s/></text:p>
          <text:p text:style-name="P37"># End of line where string is not closed <text:s/></text:p>
          <text:p text:style-name="P37">style.lua.12=eolfilled </text:p>
          <text:p text:style-name="P37">###Impostazioni linguaggio HTML### </text:p>
          <text:p text:style-name="P37">#HTML <text:s/></text:p>
          <text:p text:style-name="P37">style.hypertext.0=$(font.text) <text:s/></text:p>
          <text:p text:style-name="P37">#HTML TAG <text:s/></text:p>
          <text:p text:style-name="P37">style.hypertext.1=fore:#0000ff </text:p>
          <text:p text:style-name="P37">### Embedded Javascript ### <text:s/></text:p>
          <text:p text:style-name="P37">colour.embedded.js=back:#000000 <text:s/></text:p>
          <text:p text:style-name="P37"># JS Default <text:s/></text:p>
          <text:p text:style-name="P37">style.hypertext.41=bold,$(fontcolour.js),eolfilled <text:s/></text:p>
          <text:p text:style-name="P37"># JS Word <text:s/></text:p>
          <text:p text:style-name="P37">style.hypertext.46=$(fontcolour.js) </text:p>
          <text:p text:style-name="P37">###Impostazioni linguaggio PHP### <text:s/></text:p>
          <text:p text:style-name="P37"># Default <text:s/></text:p>
          <text:p text:style-name="P37">style.hypertext.118=eolfilled <text:s/></text:p>
          <text:p text:style-name="P37"># Double quoted String <text:s/></text:p>
          <text:p text:style-name="P37">style.hypertext.119=fore:#007F00 <text:s/></text:p>
          <text:p text:style-name="P37"># Single quoted string <text:s/></text:p>
          <text:p text:style-name="P37"><text:soft-page-break/>style.hypertext.120=fore:#009F00 <text:s/></text:p>
          <text:p text:style-name="P37"># Keyword <text:s/></text:p>
          <text:p text:style-name="P37">style.hypertext.121=$(colour.keyword) <text:s/></text:p>
          <text:p text:style-name="P37"># Number <text:s/></text:p>
          <text:p text:style-name="P37">style.hypertext.122=fore:#CC9900 <text:s/></text:p>
          <text:p text:style-name="P37"># Variable <text:s/></text:p>
          <text:p text:style-name="P37">style.hypertext.123=bold <text:s/></text:p>
          <text:p text:style-name="P37"># Comment <text:s/></text:p>
          <text:p text:style-name="P37">style.hypertext.124=fore:#999999,$(font.comment) <text:s/></text:p>
          <text:p text:style-name="P37"># One line comment <text:s/></text:p>
          <text:p text:style-name="P37">style.hypertext.125=fore:#666666,italics,$(font.comment) <text:s/></text:p>
          <text:p text:style-name="P37"># PHP variable in double quoted string <text:s/></text:p>
          <text:p text:style-name="P37">style.hypertext.126=fore:#00007F,italics <text:s/></text:p>
          <text:p text:style-name="P37"># PHP operator <text:s/></text:p>
          <text:p text:style-name="P37">style.hypertext.127= </text:p>
          <text:p text:style-name="P37">###Impostazioni linguaggio XML### </text:p>
          <text:p text:style-name="P37"># XML: eXtensible Markup Language <text:s/></text:p>
          <text:p text:style-name="P37"># Default <text:s/></text:p>
          <text:p text:style-name="P37">style.xml.0=$(font.text) <text:s/></text:p>
          <text:p text:style-name="P37"># Tags <text:s/></text:p>
          <text:p text:style-name="P37">style.xml.1=fore:#aaaa00 </text:p>
          <text:p text:style-name="P37">###Impostazioni linguaggio Batch### </text:p>
          <text:p text:style-name="P37"># Default Batch files <text:s/></text:p>
          <text:p text:style-name="P37">style.batch.0=$(font.text) <text:s/></text:p>
          <text:p text:style-name="P37"># operators <text:s/></text:p>
          <text:p text:style-name="P37">style.batch.7=$(font.text) </text:p>
          <text:p text:style-name="P37">###Impostazioni linguaggio InnoSetup### </text:p>
          <text:p text:style-name="P37"># Keyword <text:s/></text:p>
          <text:p text:style-name="P37">style.inno.2=$(colour.keyword) <text:s/></text:p>
          <text:p text:style-name="P37"># Parameter <text:s/></text:p>
          <text:p text:style-name="P37">style.inno.3=$(colour.keyword) </text:p>
          <text:p text:style-name="P37">#impostazioni per stampa corretta con fondo nero </text:p>
          <text:p text:style-name="P37">#colori invertiti </text:p>
          <text:p text:style-name="P37">print.colour.mode=1 <text:s/></text:p>
        </text:list-header>
        <text:list-item>
          <text:p text:style-name="P37"/>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4948954057276964440" text:style-name="L7">
        <text:list-item>
          <text:p text:style-name="P24"><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7399887452200183470" text:style-name="L8">
        <text:list-item>
          <text:p text:style-name="P25"><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8803565313549454099" text:style-name="L9">
        <text:list-item>
          <text:p text:style-name="P26"><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6"><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6"><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6"><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3"><text:soft-page-break/><text:span text:style-name="textbf"><text:span text:style-name="T1">KDiff</text:span></text:span><text:span text:style-name="T1"> </text:span></text:p>
      <text:list xml:id="list5450164096917354204" text:style-name="L10">
        <text:list-item>
          <text:p text:style-name="P27"><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637414246228270306" text:style-name="L11">
        <text:list-item>
          <text:p text:style-name="P28"><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6646286973404342397" text:style-name="L12">
        <text:list-item>
          <text:p text:style-name="P29"><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5327817898411279821" text:style-name="L13">
        <text:list-item>
          <text:p text:style-name="P30"><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0"><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0"><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0"><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0"><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7">5</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guida_a_rscite.tex, options: xhtml,ooffice,html,refcaption 
(http://www.cse.ohio-state.edu/~gurari/TeX4ht/)  
</meta:initial-creator>
    <meta:generator>LibreOffice/4.4.0.3$Windows_x86 LibreOffice_project/de093506bcdc5fafd9023ee680b8c60e3e0645d7</meta:generator>
    <meta:creation-date>2014-12-16 13:45:00</meta:creation-date>
    <dc:date>2015-04-17T17:07:02.309000000</dc:date>
    <dc:creator>Roberto Rossi</dc:creator>
    <meta:editing-duration>PT1H15M4S</meta:editing-duration>
    <meta:editing-cycles>18</meta:editing-cycles>
    <meta:document-statistic meta:table-count="2" meta:image-count="44" meta:object-count="0" meta:page-count="37" meta:paragraph-count="750" meta:word-count="7591" meta:character-count="54607" meta:non-whitespace-character-count="47128"/>
  </office:meta>
</office:document-meta>
</file>